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loext:opacity="0%" officeooo:paragraph-rsid="000adda4"/>
    </style:style>
    <style:style style:name="P2" style:family="paragraph" style:parent-style-name="Text_20_body">
      <style:text-properties officeooo:rsid="00044fba" officeooo:paragraph-rsid="0002a22c"/>
    </style:style>
    <style:style style:name="P3" style:family="paragraph" style:parent-style-name="Text_20_body">
      <style:text-properties officeooo:rsid="00044fba" officeooo:paragraph-rsid="000adda4"/>
    </style:style>
    <style:style style:name="P4" style:family="paragraph" style:parent-style-name="Text_20_body">
      <style:text-properties officeooo:rsid="0003938f" officeooo:paragraph-rsid="0002a22c"/>
    </style:style>
    <style:style style:name="P5" style:family="paragraph" style:parent-style-name="Text_20_body">
      <style:text-properties officeooo:rsid="0003dc4b" officeooo:paragraph-rsid="0003dc4b"/>
    </style:style>
    <style:style style:name="P6" style:family="paragraph" style:parent-style-name="Text_20_body">
      <style:text-properties officeooo:rsid="0003dc4b" officeooo:paragraph-rsid="0004739b"/>
    </style:style>
    <style:style style:name="P7" style:family="paragraph" style:parent-style-name="Text_20_body">
      <style:text-properties officeooo:rsid="00060852" officeooo:paragraph-rsid="0004739b"/>
    </style:style>
    <style:style style:name="P8" style:family="paragraph" style:parent-style-name="Text_20_body">
      <style:text-properties officeooo:rsid="0006030c" officeooo:paragraph-rsid="0006030c"/>
    </style:style>
    <style:style style:name="P9" style:family="paragraph" style:parent-style-name="Text_20_body">
      <style:text-properties officeooo:rsid="0006d16d" officeooo:paragraph-rsid="0007a037"/>
    </style:style>
    <style:style style:name="P10" style:family="paragraph" style:parent-style-name="Text_20_body">
      <style:text-properties officeooo:rsid="0007a037" officeooo:paragraph-rsid="0007a037"/>
    </style:style>
    <style:style style:name="P11" style:family="paragraph" style:parent-style-name="Text_20_body">
      <style:text-properties officeooo:rsid="00091d27" officeooo:paragraph-rsid="00091d27"/>
    </style:style>
    <style:style style:name="P12" style:family="paragraph" style:parent-style-name="Text_20_body">
      <style:text-properties officeooo:rsid="00153bdf" officeooo:paragraph-rsid="000ad8e3"/>
    </style:style>
    <style:style style:name="P13" style:family="paragraph" style:parent-style-name="Text_20_body">
      <style:text-properties officeooo:paragraph-rsid="000adda4"/>
    </style:style>
    <style:style style:name="T1" style:family="text">
      <style:text-properties officeooo:rsid="00092c51"/>
    </style:style>
    <style:style style:name="T2" style:family="text">
      <style:text-properties officeooo:rsid="00044fba"/>
    </style:style>
    <style:style style:name="T3" style:family="text">
      <style:text-properties officeooo:rsid="0004739b"/>
    </style:style>
    <style:style style:name="T4" style:family="text">
      <style:text-properties style:use-window-font-color="true" loext:opacity="0%" style:font-name="Liberation Serif" fo:font-size="12pt" officeooo:rsid="0017807c" fo:background-color="transparent" loext:char-shading-value="0" style:font-size-asian="12pt" style:font-size-complex="12pt"/>
    </style:style>
    <style:style style:name="T5" style:family="text">
      <style:text-properties style:use-window-font-color="true" loext:opacity="0%" style:font-name="Liberation Serif" fo:font-size="12pt" officeooo:rsid="0018d99e" fo:background-color="transparent" loext:char-shading-value="0" style:font-size-asian="12pt" style:font-size-complex="12pt"/>
    </style:style>
    <style:style style:name="T6" style:family="text">
      <style:text-properties style:use-window-font-color="true" loext:opacity="0%" style:font-name="Liberation Serif" fo:font-size="12pt" officeooo:rsid="0004739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8d99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4739b" fo:background-color="transparent" loext:char-shading-value="0" style:font-size-asian="12pt" style:font-size-complex="12pt"/>
    </style:style>
    <style:style style:name="T11" style:family="text">
      <style:text-properties officeooo:rsid="000a2abc"/>
    </style:style>
    <style:style style:name="T12" style:family="text">
      <style:text-properties officeooo:rsid="001282d5"/>
    </style:style>
    <style:style style:name="T13" style:family="text">
      <style:text-properties officeooo:rsid="000746ba"/>
    </style:style>
    <style:style style:name="T14" style:family="text">
      <style:text-properties officeooo:rsid="0007a037"/>
    </style:style>
    <style:style style:name="T15" style:family="text">
      <style:text-properties officeooo:rsid="0019ebbc"/>
    </style:style>
    <style:style style:name="T16" style:family="text">
      <style:text-properties officeooo:rsid="000ad8e3"/>
    </style:style>
    <style:style style:name="T17" style:family="text">
      <style:text-properties officeooo:rsid="0005d55c"/>
    </style:style>
    <style:style style:name="T18" style:family="text">
      <style:text-properties officeooo:rsid="000f51e1"/>
    </style:style>
    <style:style style:name="T19" style:family="text">
      <style:text-properties officeooo:rsid="0011e788"/>
    </style:style>
    <style:style style:name="T20" style:family="text">
      <style:text-properties officeooo:rsid="00103a0c"/>
    </style:style>
    <style:style style:name="T21" style:family="text">
      <style:text-properties officeooo:rsid="000add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4">Nombre<text:span text:style-name="T1">s</text:span> de<text:span text:style-name="T1"> integrantes con</text:span><text:span text:style-name="T2"> matrícula</text:span></text:p>
      <text:p text:style-name="P2">Licenciatura, Nombre de la UEA, fecha</text:p>
      <text:p text:style-name="P2">UAM Lerma</text:p>
      <text:p text:style-name="P2"/>
      <text:p text:style-name="P12">Características: Páginas numeradas, interlineado doble, mínimo 2000 palabras <text:span text:style-name="T16">y </text:span>máximo 3000, <text:span text:style-name="T16">en </text:span><text:span text:style-name="T15">formato docx, referencias en APA</text:span><text:span text:style-name="T16">7</text:span><text:span text:style-name="T15">.</text:span></text:p>
      <text:h text:style-name="Heading_20_1" text:outline-level="1" text:is-list-header="true">Descripción del proyecto</text:h>
      <text:p text:style-name="P9">En esta sección puedes colocar:</text:p>
      <text:p text:style-name="P9"><text:span text:style-name="T14">1)</text:span> <text:span text:style-name="T14">L</text:span>a propuesta <text:span text:style-name="T14">actualizada </text:span><text:span text:style-name="T13">y/</text:span><text:span text:style-name="T14">o</text:span><text:span text:style-name="T13"> </text:span><text:span text:style-name="T14">descripción de tu proyecto.</text:span></text:p>
      <text:p text:style-name="P10">2) ¿Por qué?</text:p>
      <text:p text:style-name="P10">3) ¿Para qué?</text:p>
      <text:p text:style-name="P10">4) Los objetivos</text:p>
      <text:p text:style-name="P10">5) Cómo lo hiciste (metodología).</text:p>
      <text:p text:style-name="P11">6) Conclusiones o consideraciones finales.</text:p>
      <text:h text:style-name="P1" text:outline-level="2"><text:span text:style-name="T18">I</text:span>m<text:span text:style-name="T19">ágenes finales del proyecto</text:span></text:h>
      <text:p text:style-name="P13"><text:span text:style-name="T2">[insertar </text:span><text:span text:style-name="T20">im</text:span><text:span text:style-name="T21">á</text:span><text:span text:style-name="T20">genes o capturas de pantalla</text:span><text:span text:style-name="T11"> </text:span><text:span text:style-name="T20">del</text:span><text:span text:style-name="T11"> pro</text:span><text:span text:style-name="T20">yecto </text:span><text:span text:style-name="T19">terminado </text:span><text:span text:style-name="T21">con leyenda de la imagen</text:span><text:span text:style-name="T2">]</text:span></text:p>
      <text:p text:style-name="P3">Imagen 1. Descripción de la imagen<text:span text:style-name="T17">, tabla o gráfico. </text:span><text:span text:style-name="T21">Autoría de la imagen (ej. archivo personal)</text:span></text:p>
      <text:h text:style-name="Heading_20_1" text:outline-level="1">Descripción del equipo de trabajo</text:h>
      <text:p text:style-name="P5">Nombre de cada integrante y qué hizo en el proyecto</text:p>
      <text:h text:style-name="Heading_20_1" text:outline-level="1">Ficha técnica</text:h>
      <text:p text:style-name="P6">Software utilizado y tipo de licencia. <text:span text:style-name="T3">Ejemplo:</text:span></text:p>
      <text:p text:style-name="P6"><text:span text:style-name="T6">Edición de fotografía con </text:span><text:span text:style-name="T4">GIMP, </text:span><text:span text:style-name="T5">licencia: </text:span><text:a xlink:type="simple" xlink:href="https://creativecommons.org/licenses/by-sa/4.0/" text:style-name="Internet_20_link" text:visited-style-name="Visited_20_Internet_20_Link"><text:span text:style-name="T7">Creative Commons Attribution-ShareAlike 4.0 International License</text:span></text:a><text:span text:style-name="T8">. </text:span></text:p>
      <text:p text:style-name="P6"><text:span text:style-name="T10">Edición de fotografía con </text:span><text:span text:style-name="T9">Photoshop, </text:span><text:span text:style-name="T10">licencia</text:span><text:span text:style-name="T9">: Copyright Adobe. All Rights Reserved.</text:span></text:p>
      <text:h text:style-name="Heading_20_1" text:outline-level="1"><text:soft-page-break/>Derechos de autor</text:h>
      <text:p text:style-name="P8">Licencia del trabajo final. Coloca aquí la licencia que sacaste para el trabajo.</text:p>
      <text:h text:style-name="Heading_20_1" text:outline-level="1">Referencias</text:h>
      <text:p text:style-name="P7">Aquí van las referencias <text:span text:style-name="T3">en APA 7</text:span><text:span text:style-name="T11"> </text:span><text:span text:style-name="T3">(</text:span><text:a xlink:type="simple" xlink:href="https://apastyle.apa.org/style-grammar-guidelines/references" text:style-name="Internet_20_link" text:visited-style-name="Visited_20_Internet_20_Link"><text:span text:style-name="T3">https://apastyle.apa.org/style-grammar-guidelines/references</text:span></text:a><text:span text:style-name="T3">) </text:span><text:span text:style-name="T11">de los trabajos artísticos </text:span><text:span text:style-name="T12">y teóricos </text:span><text:span text:style-name="T11">que te inspira</text:span><text:span text:style-name="T12">ron</text:span><text:span text:style-name="T11"> </text:span><text:span text:style-name="T12">para</text:span><text:span text:style-name="T11"> plantear </text:span><text:span text:style-name="T12">y desarrollar </text:span><text:span text:style-name="T11">tu propuesta creativa como son </text:span><text:span text:style-name="T12">libro</text:span><text:span text:style-name="T3">s, artísculos, </text:span><text:span text:style-name="T11">películas, series fotográficas, sitios web, videos, redes sociales,</text:span><text:span text:style-name="T12"> e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7:04:11.089828674</meta:creation-date>
    <dc:date>2024-02-05T17:35:36.406055527</dc:date>
    <meta:editing-duration>PT31M19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202" meta:character-count="1411" meta:non-whitespace-character-count="1234"/>
  </office:meta>
</office:document-meta>
</file>